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packet size</text:p>
          </table:table-cell>
          <table:table-cell office:value-type="string" calcext:value-type="string">
            <text:p>injRate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table:style-name="ce1"/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1-23T11:50:41.557329288</dc:date>
    <meta:editing-duration>PT5H50M55S</meta:editing-duration>
    <meta:editing-cycles>17</meta:editing-cycles>
    <meta:generator>LibreOffice/7.3.7.2$Linux_AARCH64 LibreOffice_project/30$Build-2</meta:generator>
    <meta:document-statistic meta:table-count="1" meta:cell-count="14122" meta:object-count="0"/>
  </office:meta>
</office:document-meta>
</file>